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38c29" officeooo:paragraph-rsid="00138c29" style:font-weight-asian="bold" style:font-weight-complex="bold"/>
    </style:style>
    <style:style style:name="P2" style:family="paragraph" style:parent-style-name="Standard">
      <style:text-properties fo:language="es" fo:country="ES" fo:font-weight="normal" officeooo:rsid="00138c29" officeooo:paragraph-rsid="00138c29" style:font-weight-asian="normal" style:font-weight-complex="normal"/>
    </style:style>
    <style:style style:name="P3" style:family="paragraph" style:parent-style-name="Standard">
      <style:paragraph-properties fo:text-align="center" style:justify-single-word="false"/>
      <style:text-properties fo:language="es" fo:country="ES" fo:font-weight="normal" officeooo:rsid="00138c29" officeooo:paragraph-rsid="00138c29" style:font-weight-asian="normal" style:font-weight-complex="normal"/>
    </style:style>
    <style:style style:name="P4" style:family="paragraph" style:parent-style-name="Standard">
      <style:paragraph-properties fo:text-align="start" style:justify-single-word="false"/>
      <style:text-properties fo:language="es" fo:country="ES" fo:font-weight="normal" officeooo:rsid="00138c29" officeooo:paragraph-rsid="00138c29" style:font-weight-asian="normal" style:font-weight-complex="normal"/>
    </style:style>
    <style:style style:name="P5" style:family="paragraph" style:parent-style-name="Standard">
      <style:paragraph-properties fo:text-align="start" style:justify-single-word="false"/>
      <style:text-properties fo:language="es" fo:country="ES" fo:font-weight="normal" officeooo:rsid="001471e0" officeooo:paragraph-rsid="001471e0" style:font-weight-asian="normal" style:font-weight-complex="normal"/>
    </style:style>
    <style:style style:name="P6" style:family="paragraph" style:parent-style-name="Standard">
      <style:text-properties fo:language="es" fo:country="ES" fo:font-weight="bold" officeooo:rsid="00138c29" officeooo:paragraph-rsid="00138c29" style:font-weight-asian="bold" style:font-weight-complex="bold"/>
    </style:style>
    <style:style style:name="P7" style:family="paragraph" style:parent-style-name="Standard">
      <style:paragraph-properties fo:text-align="start" style:justify-single-word="false"/>
      <style:text-properties fo:language="es" fo:country="ES" fo:font-weight="bold" officeooo:rsid="00138c29" officeooo:paragraph-rsid="00138c29" style:font-weight-asian="bold" style:font-weight-complex="bold"/>
    </style:style>
    <style:style style:name="P8" style:family="paragraph" style:parent-style-name="Standard">
      <style:paragraph-properties fo:text-align="end" style:justify-single-word="false"/>
      <style:text-properties fo:language="es" fo:country="ES" fo:font-weight="bold" officeooo:rsid="001471e0" officeooo:paragraph-rsid="001471e0"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OLADOR DE TEMPERATURA UTILIZANDO ARDUINO</text:p>
      <text:p text:style-name="P2">Sí, es posible crear un sistema de control de la temperatura de un biorreactor utilizando sistemas lineales e invariantes en el tiempo (LTI). En un biorreactor, el control de la temperatura se logra normalmente mediante el uso de un sistema de calefacción o refrigeración para regular la temperatura del reactor. La temperatura del reactor se puede modelar como un sistema LTI, donde las entradas son las señales de calefacción o refrigeración, y las salidas son las temperaturas en varios puntos dentro del reactor. </text:p>
      <text:p text:style-name="P2">El sistema de control de la temperatura del biorreactor se puede diseñar mediante el uso de técnicas como la representación de espacio de estado lineal, la representación de función de transferencia o el análisis de respuesta de frecuencia, que se basan en las propiedades de los sistemas LTI. </text:p>
      <text:p text:style-name="P2">El diseño del sistema de control puede implicar la selección de un controlador adecuado, como un controlador proporcional-integral-derivativo (PID), y el ajuste de los parámetros del controlador para lograr el rendimiento de control de temperatura deseado. Una vez que se diseña el sistema de control, se puede implementar en un sistema de control en tiempo real, como un controlador lógico programable (PLC), para controlar el sistema de calefacción o refrigeración y regular la temperatura del biorreactor. </text:p>
      <text:p text:style-name="P2">En resumen, los sistemas LTI se pueden usar de manera efectiva para modelar y controlar la temperatura de un biorreactor, debido a su simplicidad matemática y eficiencia computacional.</text:p>
      <text:p text:style-name="P2"/>
      <text:p text:style-name="P6">ARDUINO:</text:p>
      <text:p text:style-name="P2">Un Arduino es una plataforma de microcontrolador que se puede utilizar para controlar varios dispositivos y realizar diversas tareas, incluido el control de la temperatura. Para controlar la temperatura de un biorreactor, necesitaría conectar un sensor de temperatura al Arduino para medir la temperatura del reactor. Luego, escribiría un programa en el entorno de desarrollo integrado (IDE) de Arduino para leer la temperatura del sensor y controlar un sistema de calefacción o refrigeración en función de las lecturas de temperatura. El diseño del sistema de control, como la selección de un controlador adecuado y el ajuste de los parámetros del controlador, también se puede realizar con Arduino. Por ejemplo, podría implementar un controlador proporcional-integral-derivativo (PID) en el código Arduino para controlar el sistema de calefacción o refrigeración. Vale la pena señalar que implementar un sistema de control de temperatura para un biorreactor utilizando un Arduino requiere una buena comprensión tanto de la teoría del control de temperatura como de la plataforma Arduino. Sin embargo, la comunidad de Arduino proporciona una gran cantidad de recursos, incluidos tutoriales, foros y código de muestra, para ayudarlo a comenzar. En conclusión, usar un Arduino para controlar la temperatura de un biorreactor es una solución rentable y accesible que brinda mucha flexibilidad y creatividad.</text:p>
      <text:p text:style-name="P2"/>
      <text:p text:style-name="P2">El código necesario para controlar la temperatura de un biorreactor mediante un Arduino dependería de varios factores, incluidos los requisitos específicos del biorreactor, el tipo de sensor de temperatura y el sistema de calefacción/refrigeración utilizados, y el rendimiento de control deseado. Sin embargo, un esquema básico del código se vería así: </text:p>
      <text:p text:style-name="P2">- Inicialice el sensor de temperatura y el sistema de calefacción/refrigeración: en este paso, inicializaría el sensor de temperatura y el sistema de calefacción/refrigeración definiendo los pines y valores iniciales apropiados.</text:p>
      <text:p text:style-name="P2">- Lea la temperatura: en este paso, leería la temperatura del sensor de temperatura y la almacenaría en una variable.</text:p>
      <text:p text:style-name="P2">- Calcule el error: en este paso, calcularía el error entre la temperatura deseada y la temperatura actual restando la temperatura deseada de la temperatura actual.</text:p>
      <text:p text:style-name="P2">- Implemente el controlador PID: en este paso, implementaría el controlador PID calculando los términos proporcional, integral y derivado en función del error y los errores anteriores.</text:p>
      <text:p text:style-name="P2"><text:soft-page-break/>- Controlar el sistema de calefacción/refrigeración: en este paso, controlaría el sistema de calefacción/refrigeración enviando una señal adecuada al sistema de calefacción/refrigeración en función de la salida del controlador PID.</text:p>
      <text:p text:style-name="P2">- Repita el proceso: en este paso, repetiría los pasos anteriores en un bucle para monitorear y controlar continuamente la temperatura del biorreactor. Aquí hay un ejemplo de una implementación básica de un controlador PID en Arduino:</text:p>
      <text:p text:style-name="P3"/>
      <text:p text:style-name="P3">#include &lt;PID_v1.h&gt;</text:p>
      <text:p text:style-name="P3"/>
      <text:p text:style-name="P3">double Setpoint, Input, Output;</text:p>
      <text:p text:style-name="P3">PID myPID(&amp;Input, &amp;Output, &amp;Setpoint, 2, 5, 1, DIRECT);</text:p>
      <text:p text:style-name="P3"/>
      <text:p text:style-name="P3">void setup() {</text:p>
      <text:p text:style-name="P3"><text:s text:c="2"/>myPID.SetMode(AUTOMATIC);</text:p>
      <text:p text:style-name="P3">}</text:p>
      <text:p text:style-name="P3"/>
      <text:p text:style-name="P3">void loop() {</text:p>
      <text:p text:style-name="P3"><text:s text:c="2"/>Input = readTemperature();</text:p>
      <text:p text:style-name="P3"><text:s text:c="2"/>myPID.Compute();</text:p>
      <text:p text:style-name="P3"><text:s text:c="2"/>analogWrite(HEATING_COOLING_PIN, Output);</text:p>
      <text:p text:style-name="P3">}</text:p>
      <text:p text:style-name="P4">Tenga en cuenta que este es un ejemplo muy básico y debería modificarse y ajustarse para la configuración específica de su biorreactor. En conclusión, el código para controlar la temperatura de un biorreactor usando un Arduino requeriría una buena comprensión de la teoría del control de temperatura, el algoritmo de control PID y la plataforma Arduino. Sin embargo, la comunidad de Arduino proporciona una gran cantidad de recursos, incluidos tutoriales, foros y código de muestra, para ayudarlo a comenzar.</text:p>
      <text:p text:style-name="P7">TEORÍA DE SISTEMAS DE CONTROL DE TEMPERATURA:</text:p>
      <text:p text:style-name="P4">La teoría del control de temperatura necesaria para controlar la temperatura de un biorreactor utilizando un Arduino implica la comprensión de varios conceptos clave, que incluyen: </text:p>
      <text:p text:style-name="P4"><text:span text:style-name="T1">Control de retroalimentación</text:span>: el control de retroalimentación es un método de control en el que la salida de un sistema se compara con el valor deseado, y la diferencia entre los dos se usa para ajustar las entradas al sistema para lograr la salida deseada. En el caso de un biorreactor, las lecturas de temperatura son la salida y las señales de calentamiento o enfriamiento son las entradas. </text:p>
      <text:p text:style-name="P4"><text:span text:style-name="T1">Control proporcional-integral-derivativo (PID):</text:span> El control PID es un tipo de control de retroalimentación que utiliza una combinación de acciones de control proporcional, integral y derivativo para regular la temperatura del biorreactor. La acción de control proporcional ajusta la señal de calefacción o refrigeración según el error de temperatura actual, la acción de control integral ajusta la señal de calefacción o refrigeración según el error de temperatura acumulado y la acción de control derivativo ajusta la señal de calefacción o refrigeración según la tasa de cambio del error de temperatura. </text:p>
      <text:p text:style-name="P4"><text:span text:style-name="T1">Representación de la función de transferencia:</text:span> La representación de la función de transferencia es una representación matemática de un sistema que describe la relación entre las señales de entrada y salida en términos de una función de transferencia. La función de transferencia se puede utilizar para diseñar un sistema de control que regule la temperatura del biorreactor. </text:p>
      <text:p text:style-name="P4"><text:span text:style-name="T1">Análisis de respuesta de frecuencia:</text:span> El análisis de respuesta de frecuencia es un método para analizar el comportamiento de un sistema en el dominio de la frecuencia. Se puede utilizar para determinar la estabilidad, la solidez y el rendimiento de un sistema de control y para ajustar los parámetros del sistema de control para un rendimiento óptimo. </text:p>
      <text:p text:style-name="P4"><text:soft-page-break/><text:span text:style-name="T1">Representación de espacio de estado: </text:span>La representación de espacio de estado es una representación matemática de un sistema que describe la dinámica del sistema en términos de un conjunto de variables de estado. La representación del espacio de estados se puede utilizar para diseñar un sistema de control que regule la temperatura del biorreactor. </text:p>
      <text:p text:style-name="P4">En conclusión, la teoría de control de temperatura necesaria para controlar la temperatura de un biorreactor utilizando un Arduino implica una buena comprensión del control de retroalimentación, el control PID, la representación de la función de transferencia, el análisis de la respuesta de frecuencia y la representación del espacio de estado. Estos conceptos proporcionan la base para diseñar e implementar un sistema de control de temperatura para un biorreactor utilizando un Arduino.</text:p>
      <text:p text:style-name="P4"/>
      <text:p text:style-name="P7">SENSORES:</text:p>
      <text:p text:style-name="P7"/>
      <text:p text:style-name="P7">TEMPERATURA</text:p>
      <text:p text:style-name="P7"/>
      <text:p text:style-name="P4">La elección del sensor de temperatura para controlar la temperatura de un biorreactor depende de varios factores, incluidos la precisión requerida, el tiempo de respuesta, el rango de medición y el entorno operativo. Algunos sensores de temperatura de uso común para el control de temperatura del biorreactor incluyen: </text:p>
      <text:p text:style-name="P4"><text:span text:style-name="T1">Termistor: </text:span>Un termistor es una resistencia que cambia la resistencia con la temperatura. Los termistores se usan comúnmente en el control de temperatura de biorreactores debido a su bajo costo, tiempo de respuesta rápido y alta precisión. Sin embargo, los termistores son sensibles al autocalentamiento y pueden tener una relación resistencia-temperatura no lineal, lo que puede limitar su precisión y versatilidad. </text:p>
      <text:p text:style-name="P4"><text:span text:style-name="T1">RTD (detector de temperatura de resistencia):</text:span> un RTD es una resistencia que cambia la resistencia con la temperatura. Los RTD se usan comúnmente en el control de temperatura de biorreactores debido a su alta precisión, relación lineal de resistencia-temperatura y amplio rango de medición de temperatura. Sin embargo, los RTD pueden tardar en responder a los cambios de temperatura y pueden ser relativamente costosos en comparación con los termistores. </text:p>
      <text:p text:style-name="P4"><text:span text:style-name="T1">Termopar(termocupla): </text:span>Un termopar es un sensor de temperatura que genera un voltaje proporcional a la diferencia de temperatura entre dos puntos. Los termopares se usan comúnmente en el control de temperatura de biorreactores debido a su amplio rango de medición de temperatura, tiempo de respuesta rápido y diseño resistente. Sin embargo, los termopares pueden tener una relación voltaje-temperatura no lineal, lo que puede limitar su precisión, y pueden ser relativamente costosos en comparación con los termistores y los RTD. </text:p>
      <text:p text:style-name="P4">En conclusión, la elección del sensor de temperatura para controlar la temperatura de un biorreactor depende de los requisitos específicos del biorreactor y del rendimiento de control deseado. Los termistores, los RTD y los termopares son sensores de temperatura de uso común para el control de la temperatura del biorreactor, cada uno con sus propias fortalezas y debilidades. Es importante elegir un sensor de temperatura que sea adecuado para los requisitos específicos del biorreactor y el rendimiento de control deseado.</text:p>
      <text:p text:style-name="P4"/>
      <text:p text:style-name="P7">PH</text:p>
      <text:p text:style-name="P7"/>
      <text:p text:style-name="P4">El sistema de sensor y controlador de pH es un componente importante para controlar el pH de un biorreactor. El sensor de pH mide el pH de la solución del biorreactor y el controlador de pH ajusta la adición de base o ácido para regular el pH al punto de ajuste deseado. La elección del sensor de pH depende de varios factores, incluidos la precisión, el tiempo de respuesta, el rango de medición y el entorno operativo. Algunos sensores de pH de uso común para el control del pH del biorreactor incluyen: </text:p>
      <text:p text:style-name="P4"><text:soft-page-break/><text:span text:style-name="T1">Sensor de pH de electrodo de vidrio: </text:span>Un sensor de pH de electrodo de vidrio es un tipo de sensor de pH que utiliza un electrodo de vidrio para medir el pH de una solución. Los sensores de pH de electrodos de vidrio se usan comúnmente en el control de pH de biorreactores debido a su precisión, estabilidad y amplio rango de medición. Sin embargo, los sensores de pH de electrodos de vidrio pueden ser sensibles a las incrustaciones y los cambios de temperatura, lo que puede afectar su precisión y rendimiento. </text:p>
      <text:p text:style-name="P4"><text:span text:style-name="T1">Sensor de pH ISFET (transistor de efecto de campo sensible a iones): </text:span>un sensor de pH ISFET es un tipo de sensor de pH que utiliza un transistor de efecto de campo para medir el pH de una solución. Los sensores de pH ISFET se utilizan comúnmente en el control de pH de biorreactores debido a su rápido tiempo de respuesta, alta precisión y estabilidad. Sin embargo, los sensores de pH ISFET pueden ser sensibles a los cambios de temperatura, lo que puede afectar su precisión y rendimiento. </text:p>
      <text:p text:style-name="P4"><text:span text:style-name="T1">Sensor óptico de pH: </text:span>Un sensor óptico de pH es un tipo de sensor de pH que utiliza un espectrofotómetro para medir el pH de una solución. Los sensores ópticos de pH se usan comúnmente en el control de pH de biorreactores debido a su alta precisión, estabilidad y amplio rango de medición. Sin embargo, los sensores de pH ópticos pueden ser costosos y pueden requerir una calibración frecuente para mantener su precisión. </text:p>
      <text:p text:style-name="P4">El controlador de pH es responsable de ajustar la adición de base o ácido para regular el pH del biorreactor al punto de ajuste deseado. El controlador de pH puede ser un dispositivo independiente o integrado en un sistema de control de procesos más grande. </text:p>
      <text:p text:style-name="P4">En conclusión, el sistema de sensor y controlador de pH es un componente importante para controlar el pH de un biorreactor. La elección del sensor de pH depende de los requisitos específicos del biorreactor y del rendimiento de control deseado, con sensores de pH de electrodo de vidrio, sensores de pH ISFET y sensores de pH ópticos que se utilizan comúnmente para el control del pH del biorreactor. El controlador de pH es responsable de ajustar la adición de base o ácido para regular el pH del biorreactor al punto de ajuste deseado.</text:p>
      <text:p text:style-name="P4"/>
      <text:p text:style-name="P7">SENSORES IMPORTANTES PARA UN BIOREACTOR DE E. COLI:</text:p>
      <text:p text:style-name="P7"/>
      <text:p text:style-name="P4">Además de los sensores de temperatura y pH, hay varios otros sensores que pueden ser útiles para monitorear y controlar un biorreactor diseñado para cultivar E. coli. Algunos de estos sensores incluyen: </text:p>
      <text:p text:style-name="P4"><text:span text:style-name="T1">Sensor de oxígeno disuelto (OD): </text:span>un sensor de oxígeno disuelto (OD) mide la cantidad de oxígeno disuelto en la solución del biorreactor. El oxígeno disuelto es un factor importante en el crecimiento y metabolismo de E. coli, y es necesario mantener un nivel adecuado de oxígeno para garantizar un crecimiento y una productividad óptimos. </text:p>
      <text:p text:style-name="P4">Sensor de turbidez: Un sensor de turbidez mide la turbidez o turbidez de una solución, que es una medida indirecta de la concentración de sólidos en suspensión. La turbidez es un parámetro importante para monitorear en un biorreactor, ya que es un indicador de la densidad celular y la tasa de crecimiento de E. coli. </text:p>
      <text:p text:style-name="P4"><text:span text:style-name="T1">Sensor de conductividad: </text:span>un sensor de conductividad mide la conductividad eléctrica de la solución del biorreactor. La conductividad es una medida indirecta de la concentración iónica de la solución, que se puede utilizar para estimar la concentración de biomasa en el biorreactor. </text:p>
      <text:p text:style-name="P4">Sensor de amoníaco: un sensor de amoníaco mide la concentración de amoníaco en la solución del biorreactor. El amoníaco es un subproducto del metabolismo de las proteínas en E. coli y puede tener un impacto negativo en el crecimiento y la productividad de las células si la concentración es demasiado alta. </text:p>
      <text:p text:style-name="P4"><text:span text:style-name="T1">Sensor de pH ORP (potencial de oxidación-reducción):</text:span> un sensor de pH ORP mide el potencial de oxidación-reducción (ORP) de la solución del biorreactor, que es una medida indirecta del potencial redox de la solución. El ORP es un parámetro importante para monitorear en un biorreactor, ya que <text:soft-page-break/>puede usarse para estimar el estado metabólico de las células y detectar una posible contaminación. Estos son solo algunos ejemplos de los sensores que pueden ser útiles para monitorear y controlar un biorreactor destinado a cultivar E. coli. Los sensores específicos necesarios dependerán del rendimiento de control deseado y de los requisitos específicos del biorreactor. Es importante elegir sensores que sean adecuados para los requisitos específicos del biorreactor y el rendimiento de control deseado.</text:p>
      <text:p text:style-name="P4"/>
      <text:p text:style-name="P7">OTROS ELEMENTOS IMPORTANTES PARA EL BIOREACTOR DE E. COLI:</text:p>
      <text:p text:style-name="P7"/>
      <text:p text:style-name="P4">Aparte de los sensores, un biorreactor para cultivar E. coli debe tener otros componentes esenciales para garantizar un crecimiento y una productividad óptimos de las células. Algunos de estos componentes incluyen: </text:p>
      <text:p text:style-name="P4"><text:span text:style-name="T1">Sistema de agitación o agitación: </text:span>se utiliza un sistema de agitación o agitación para mezclar la solución del biorreactor y mantener un entorno homogéneo para las células. La agitación es importante para garantizar que las células estén expuestas uniformemente a los nutrientes, el oxígeno y otros factores esenciales para el crecimiento. </text:p>
      <text:p text:style-name="P4"><text:span text:style-name="T1">Sistema de suministro de oxígeno: </text:span>se utiliza un sistema de suministro de oxígeno para introducir oxígeno en la solución del biorreactor. El oxígeno es un factor esencial para el crecimiento y el metabolismo de E. coli, y es necesario mantener un nivel adecuado de oxígeno para garantizar un crecimiento y una productividad óptimos. </text:p>
      <text:p text:style-name="P4"><text:span text:style-name="T1">Sistema de alimentación: </text:span>se utiliza un sistema de alimentación para agregar nutrientes y otros factores esenciales a la solución del biorreactor. El sistema de alimentación debe poder controlar el caudal, la composición y el tiempo de la solución de alimentación para garantizar un crecimiento y una productividad óptimos de las células. </text:p>
      <text:p text:style-name="P4"><text:span text:style-name="T1">Sistema de eliminación de residuos:</text:span> se utiliza un sistema de eliminación de residuos para eliminar los productos de desecho metabólicos y las células muertas de la solución del biorreactor. El sistema de eliminación de desechos debe ser capaz de eliminar de manera efectiva los productos de desecho para mantener el entorno deseado para las células y evitar la toxicidad. </text:p>
      <text:p text:style-name="P4"><text:span text:style-name="T1">Sistema de control: </text:span>Se utiliza un sistema de control para monitorear y controlar los diversos parámetros del biorreactor, tales como temperatura, pH, oxígeno disuelto, entre otros. El sistema de control debe poder recibir entradas de los sensores, ajustar los diversos componentes del biorreactor y registrar los datos del proceso. </text:p>
      <text:p text:style-name="P4"><text:span text:style-name="T1">Sistema de muestreo: </text:span>se utiliza un sistema de muestreo para tomar muestras de la solución del biorreactor para su análisis. El sistema de muestreo debe poder recolectar una muestra representativa de la solución del biorreactor para su análisis y mantener la integridad de la muestra. </text:p>
      <text:p text:style-name="P4"><text:span text:style-name="T1">Sistema de esterilización y desinfección:</text:span> Se utiliza un sistema de esterilización y desinfección para esterilizar el biorreactor y sus componentes para evitar la contaminación por microorganismos. El sistema de esterilización y desinfección debe poder esterilizar eficazmente el biorreactor y sus componentes para garantizar la pureza del cultivo del biorreactor. </text:p>
      <text:p text:style-name="P4">Estos son solo algunos ejemplos de los componentes esenciales que debe tener un biorreactor para el cultivo de E. coli. Los componentes específicos necesarios dependerán del rendimiento de control deseado, el tamaño y la escala del biorreactor y los requisitos específicos del biorreactor.</text:p>
      <text:p text:style-name="P5"/>
      <text:p text:style-name="P5"/>
      <text:p text:style-name="P5"/>
      <text:p text:style-name="P5"/>
      <text:p text:style-name="P5"/>
      <text:p text:style-name="P5"/>
      <text:p text:style-name="P8">chatG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21:22:15.367703928</meta:creation-date>
    <meta:generator>LibreOffice/7.4.0.3$Linux_X86_64 LibreOffice_project/f85e47c08ddd19c015c0114a68350214f7066f5a</meta:generator>
    <dc:date>2023-02-13T15:53:03.901592117</dc:date>
    <meta:editing-duration>PT15M59S</meta:editing-duration>
    <meta:editing-cycles>2</meta:editing-cycles>
    <meta:document-statistic meta:table-count="0" meta:image-count="0" meta:object-count="0" meta:page-count="5" meta:paragraph-count="66" meta:word-count="2837" meta:character-count="18235" meta:non-whitespace-character-count="15424"/>
  </office:meta>
</office:document-meta>
</file>